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3b0" officeooo:paragraph-rsid="000743b0"/>
    </style:style>
    <style:style style:name="P2" style:family="paragraph" style:parent-style-name="Standard">
      <style:text-properties fo:font-weight="bold" officeooo:rsid="000743b0" officeooo:paragraph-rsid="000743b0" style:font-weight-asian="bold" style:font-weight-complex="bold"/>
    </style:style>
    <style:style style:name="P3" style:family="paragraph" style:parent-style-name="Standard">
      <style:text-properties officeooo:paragraph-rsid="000743b0"/>
    </style:style>
    <style:style style:name="P4" style:family="paragraph" style:parent-style-name="Standard">
      <style:text-properties fo:color="#c9211e" loext:opacity="100%" officeooo:rsid="000743b0" officeooo:paragraph-rsid="000743b0"/>
    </style:style>
    <style:style style:name="P5" style:family="paragraph" style:parent-style-name="Standard">
      <style:text-properties fo:color="#c9211e" loext:opacity="100%"/>
    </style:style>
    <style:style style:name="P6" style:family="paragraph" style:parent-style-name="Standard">
      <style:text-properties fo:color="#069a2e" loext:opacity="100%"/>
    </style:style>
    <style:style style:name="P7" style:family="paragraph" style:parent-style-name="Standard">
      <style:text-properties fo:color="#069a2e" loext:opacity="100%" officeooo:paragraph-rsid="000743b0"/>
    </style:style>
    <style:style style:name="P8" style:family="paragraph" style:parent-style-name="Standard">
      <style:text-properties fo:color="#069a2e" loext:opacity="100%" fo:font-weight="bold" officeooo:rsid="0008ed76" officeooo:paragraph-rsid="0008ed76" style:font-weight-asian="bold" style:font-weight-complex="bold"/>
    </style:style>
    <style:style style:name="P9" style:family="paragraph" style:parent-style-name="Standard">
      <style:text-properties fo:color="#069a2e" loext:opacity="100%" fo:font-weight="bold" officeooo:paragraph-rsid="000eaf9f" style:font-weight-asian="bold" style:font-weight-complex="bold"/>
    </style:style>
    <style:style style:name="P10" style:family="paragraph" style:parent-style-name="Standard">
      <style:text-properties fo:color="#069a2e" loext:opacity="100%" fo:font-weight="bold" officeooo:rsid="000eaf9f" officeooo:paragraph-rsid="000eaf9f" style:font-weight-asian="bold" style:font-weight-complex="bold"/>
    </style:style>
    <style:style style:name="P11" style:family="paragraph" style:parent-style-name="Standard">
      <style:text-properties fo:color="#ff0000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43b0" style:font-weight-asian="bold" style:font-weight-complex="bold"/>
    </style:style>
    <style:style style:name="T3" style:family="text">
      <style:text-properties fo:font-weight="bold" officeooo:rsid="000747d2" style:font-weight-asian="bold" style:font-weight-complex="bold"/>
    </style:style>
    <style:style style:name="T4" style:family="text">
      <style:text-properties fo:font-weight="bold" officeooo:rsid="000e2f5b" style:font-weight-asian="bold" style:font-weight-complex="bold"/>
    </style:style>
    <style:style style:name="T5" style:family="text">
      <style:text-properties officeooo:rsid="000747d2"/>
    </style:style>
    <style:style style:name="T6" style:family="text">
      <style:text-properties fo:color="#069a2e" loext:opacity="100%"/>
    </style:style>
    <style:style style:name="T7" style:family="text">
      <style:text-properties fo:color="#069a2e" loext:opacity="100%" officeooo:rsid="000e2f5b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000000" loext:opacity="100%" fo:font-weight="bold" officeooo:rsid="000747d2" style:font-weight-asian="bold" style:font-weight-complex="bold"/>
    </style:style>
    <style:style style:name="T11" style:family="text">
      <style:text-properties fo:color="#000000" loext:opacity="100%" fo:font-weight="bold" officeooo:rsid="000eaf9f" style:font-weight-asian="bold" style:font-weight-complex="bold"/>
    </style:style>
    <style:style style:name="T12" style:family="text">
      <style:text-properties fo:color="#000000" loext:opacity="100%" officeooo:rsid="000747d2" fo:background-color="transparent" loext:char-shading-value="0"/>
    </style:style>
    <style:style style:name="T13" style:family="text">
      <style:text-properties fo:color="#000000" loext:opacity="100%" fo:background-color="transparent" loext:char-shading-value="0"/>
    </style:style>
    <style:style style:name="T14" style:family="text">
      <style:text-properties fo:color="#000000" loext:opacity="100%" officeooo:rsid="000eaf9f" fo:background-color="transparent" loext:char-shading-value="0"/>
    </style:style>
    <style:style style:name="T15" style:family="text">
      <style:text-properties fo:color="#c9211e" loext:opacity="100%"/>
    </style:style>
    <style:style style:name="T16" style:family="text">
      <style:text-properties fo:color="#ff0000" loext:opacity="100%"/>
    </style:style>
    <style:style style:name="T17" style:family="text">
      <style:text-properties officeooo:rsid="000e2f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ython TEMA 2 RESUMEN</text:p>
      <text:p text:style-name="P1"/>
      <text:p text:style-name="P1"><text:span text:style-name="T1">Instalar Waitress y Hupper</text:span> </text:p>
      <text:p text:style-name="P1"/>
      <text:p text:style-name="P4">pip install waitress </text:p>
      <text:p text:style-name="P4">pip install hupper</text:p>
      <text:p text:style-name="P1"/>
      <text:p text:style-name="P1"><text:span text:style-name="T1">Ejecutar servidor</text:span> </text:p>
      <text:p text:style-name="P1"/>
      <text:p text:style-name="P4">hupper -m waitress --listen=*:8000 c_server:app</text:p>
      <text:p text:style-name="P1"/>
      <text:p text:style-name="Standard"><text:span text:style-name="T1">IMPORTS</text:span> </text:p>
      <text:p text:style-name="Standard"/>
      <text:p text:style-name="P5">from <text:span text:style-name="T8">typing</text:span> import <text:span text:style-name="T8">Callable, Iterator</text:span></text:p>
      <text:p text:style-name="P5">from <text:span text:style-name="T8">urllib.parse</text:span> import <text:span text:style-name="T8">parse_qs</text:span></text:p>
      <text:p text:style-name="Standard"/>
      <text:p text:style-name="P2">Funcion principal a la que se llama con waitress</text:p>
      <text:p text:style-name="P5">def <text:span text:style-name="T8">main</text:span>(environ: dict, start_response: Callable) -&gt; Iterator:</text:p>
      <text:p text:style-name="P5"/>
      <text:p text:style-name="Standard"><text:tab/><text:span text:style-name="T2">Diccionario que recibe las query strings</text:span></text:p>
      <text:p text:style-name="Standard"><text:tab/><text:span text:style-name="T15">qs_dict: dict[str, list[str]] = parse_qs(environ["QUERY_STRING"])</text:span></text:p>
      <text:p text:style-name="Standard"/>
      <text:p text:style-name="Standard"><text:tab/><text:span text:style-name="T3">El HTML a mostrar</text:span></text:p>
      <text:p text:style-name="Standard"><text:tab/><text:span text:style-name="T6">html_str = ""</text:span></text:p>
      <text:p text:style-name="Standard"><text:tab/><text:span text:style-name="T4">Diccionario con lo que se va enviar al HTML</text:span></text:p>
      <text:p text:style-name="P3"><text:span text:style-name="T6"><text:tab/></text:span><text:span text:style-name="T7">context</text:span><text:span text:style-name="T6">: </text:span><text:span text:style-name="T7">dict[</text:span><text:span text:style-name="T6">str,</text:span><text:span text:style-name="T7">str]</text:span><text:span text:style-name="T6"> = </text:span><text:span text:style-name="T7">{“lang_list”:</text:span><text:span text:style-name="T6">"&lt;ul&gt;&lt;li&gt;Python&lt;/li&gt;&lt;li&gt;Js&lt;/li&gt;&lt;li&gt;CSS&lt;/li&gt;&lt;/ul&gt;"</text:span><text:span text:style-name="T7">}</text:span></text:p>
      <text:p text:style-name="P7"><text:s/><text:tab/>template_name: str = "views/spanish.html"</text:p>
      <text:p text:style-name="P6"><text:tab/></text:p>
      <text:p text:style-name="P6"><text:tab/><text:span text:style-name="T10">If que comprueba si en el dict de las query parameters esta “lang”</text:span><text:span text:style-name="T5"> </text:span></text:p>
      <text:p text:style-name="P6"><text:tab/>if "lang" in <text:span text:style-name="T15">qs_dict</text:span> and <text:span text:style-name="T15">qs_dict[</text:span>"lang"<text:span text:style-name="T15">][0] </text:span>== "en":</text:p>
      <text:p text:style-name="P6"><text:tab/><text:tab/>template_name: str = "views/english.html"</text:p>
      <text:p text:style-name="P6"/>
      <text:p text:style-name="P6"><text:span text:style-name="T10">Se usa para abrir ficheros y recorrerlos file, file_object es como un puntero que lee el archivo</text:span></text:p>
      <text:p text:style-name="P6"><text:tab/><text:span text:style-name="T15">with open(template_name, "r", encoding="utf-8") as file_object:</text:span></text:p>
      <text:p text:style-name="P9"><text:span text:style-name="T12">Lee el fichero completo </text:span><text:span text:style-name="T14">y lo guarda en html_str</text:span></text:p>
      <text:p text:style-name="P6"><text:tab/><text:span text:style-name="T16">html_str = file_object.read()</text:span> </text:p>
      <text:p text:style-name="P8"><text:span text:style-name="T12">S</text:span><text:span text:style-name="T13">e usa para inyectar el valor entre { <text:s text:c="4"/>} </text:span></text:p>
      <text:p text:style-name="P10"><text:span text:style-name="T13">Con el ** desempaquetas el diccionario llamado context</text:span></text:p>
      <text:p text:style-name="P6"><text:tab/>html_str = html_str.format(<text:span text:style-name="T17">**context</text:span>)</text:p>
      <text:p text:style-name="P6"/>
      <text:p text:style-name="P6"><text:tab/><text:span text:style-name="T10">Se codifica para devolverlo al servidor</text:span></text:p>
      <text:p text:style-name="P6"><text:tab/><text:span text:style-name="T16">html_in_bytes: bytes = html_str.encode("utf-8")</text:span></text:p>
      <text:p text:style-name="P6"/>
      <text:p text:style-name="P6"><text:tab/><text:span text:style-name="T10">Respuesta que se le dara al servidor</text:span><text:span text:style-name="T5"> </text:span></text:p>
      <text:p text:style-name="P6"><text:tab/><text:span text:style-name="T16">start_response("200 OK", [])</text:span></text:p>
      <text:p text:style-name="P11"><text:tab/>return iter([html_in_bytes])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6:55:51.500000000</meta:creation-date>
    <dc:date>2023-10-31T17:38:58.229000000</dc:date>
    <meta:editing-duration>PT43M4S</meta:editing-duration>
    <meta:editing-cycles>6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34" meta:word-count="185" meta:character-count="1378" meta:non-whitespace-character-count="1194"/>
  </office:meta>
</office:document-meta>
</file>